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4.15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01cm" svg:y="7.4cm" presentation:class="title" presentation:user-transformed="true">
          <draw:text-box>
            <text:p><text:s text:c="2"/>Präsentation meiner Hausarbeit ein Tischtennis Sho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</text:p>
          </draw:text-box>
        </draw:frame>
        <draw:frame presentation:style-name="pr4" draw:text-style-name="P1" draw:layer="layout" svg:width="26.033cm" svg:height="17.37cm" draw:transform="rotate (0.0015707963267946) translate (0.94cm 4.241cm)" presentation:class="outline" presentation:user-transformed="true">
          <draw:text-box>
            <text:p text:style-name="P1"><text:span text:style-name="T1">An Wenn:</text:span></text:p>
            <text:p text:style-name="P1"><text:span text:style-name="T1">Das Programm wird an einen Tischtennis Shop in Sulzbach ausgeliefert.</text:span></text:p>
            <text:p text:style-name="P1"><text:span text:style-name="T1">Sortiment:</text:span></text:p>
            <text:p text:style-name="P1"><text:span text:style-name="T1">Das Unternehmen <text:s/>Verkauft Beläge für Anfänger für Kleines Geld bis hin zu Belägen für den höheren Hobbyspieler mit Ambitionen zum Profi für mehr Geld. <text:s text:c="2"/></text:span></text:p>
            <text:p text:style-name="P1"><text:span text:style-name="T1">Ist Zustand:</text:span></text:p>
            <text:p text:style-name="P1"><text:span text:style-name="T1">Das Unternehmen existiert Seit 2 Jahren und hat bis jetzt nur über ihr Laden Beläge verkauft.</text:span></text:p>
            <text:p text:style-name="P1"><text:span text:style-name="T1"/></text:p>
            <text:p text:style-name="P1"><text:span text:style-name="T1">Soll-Situation: </text:span></text:p>
            <text:p text:style-name="P1"><text:span text:style-name="T1">Mein Programm Soll sie dabei unterstützen neue Kunden zu gewinnen und eine größere Reichweite zu haben.</text:span></text:p>
            <text:p text:style-name="P1"><text:span text:style-name="T1"/></text:p>
            <text:p text:style-name="P1"><text:span text:style-name="T1"/></text:p>
            <text:p text:style-name="P1"><text:span text:style-name="T1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ühlbach Michael</meta:initial-creator>
    <meta:creation-date>2021-05-31T17:43:20.28</meta:creation-date>
    <meta:editing-duration>PT49M56S</meta:editing-duration>
    <meta:editing-cycles>2</meta:editing-cycles>
    <dc:date>2021-05-31T19:57:08.74</dc:date>
    <dc:creator>Mühlbach Michael</dc:creator>
    <meta:document-statistic meta:object-count="28"/>
    <meta:generator>OpenOffice/4.1.7$Win32 OpenOffice.org_project/417m1$Build-9800</meta:generator>
  </office:meta>
</office:document-meta>
</file>